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45D3996B573E15C6E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425in, 0.572in, 1.822in, 0.8484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paragraph" svg:x="-0.0638in" svg:y="0.6929in" svg:width="7.0602in" svg:height="5.1102in" draw:z-index="0"><draw:image xlink:href="Pictures/10000201000005560000045D3996B573E15C6EC0.png" xlink:type="simple" xlink:show="embed" xlink:actuate="onLoad" loext:mime-type="image/png"/></draw:frame><text:a xlink:type="simple" xlink:href="https://www.coursera.org/learn/machine-learning/supplement/0hpMl/simplified-cost-function-and-gradient-descent" text:style-name="Internet_20_link" text:visited-style-name="Visited_20_Internet_20_Link"><text:span text:style-name="T1">Simplified Cost Function and Gradient Descent</text:span></text:a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6-03T00:46:25.024000000</dc:date>
    <meta:editing-duration>PT7H35M7S</meta:editing-duration>
    <meta:editing-cycles>1</meta:editing-cycles>
    <meta:document-statistic meta:table-count="0" meta:image-count="1" meta:object-count="0" meta:page-count="1" meta:paragraph-count="1" meta:word-count="6" meta:character-count="45" meta:non-whitespace-character-count="40"/>
  </office:meta>
</office:document-meta>
</file>